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4.709cm" svg:height="19.523cm" svg:x="7.98cm" svg:y="0.424cm">
            <draw:object draw:notify-on-update-of-ranges="Sheet1.A1:Sheet1.A1 Sheet1.A2:Sheet1.A100 Sheet1.B1:Sheet1.B1 Sheet1.B2:Sheet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waps</text:p>
          </table:table-cell>
          <table:table-cell office:value-type="string" calcext:value-type="string">
            <text:p>0.5n^2 – 1.5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5 * POWER([.A2]; 2) - 0.5 * [.A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0.5 * POWER([.A3]; 2) - 0.5 * [.A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0.5 * POWER([.A4]; 2) - 0.5 * [.A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0.5 * POWER([.A5]; 2) - 0.5 * [.A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0.5 * POWER([.A6]; 2) - 0.5 * [.A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0.5 * POWER([.A7]; 2) - 0.5 * [.A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0.5 * POWER([.A8]; 2) - 0.5 * [.A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0.5 * POWER([.A9]; 2) - 0.5 * [.A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0.5 * POWER([.A10]; 2) - 0.5 * [.A1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0.5 * POWER([.A11]; 2) - 0.5 * [.A1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formula="of:=0.5 * POWER([.A12]; 2) - 0.5 * [.A1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table:formula="of:=0.5 * POWER([.A13]; 2) - 0.5 * [.A13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0.5 * POWER([.A14]; 2) - 0.5 * [.A14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table:formula="of:=0.5 * POWER([.A15]; 2) - 0.5 * [.A15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table:formula="of:=0.5 * POWER([.A16]; 2) - 0.5 * [.A16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table:formula="of:=0.5 * POWER([.A17]; 2) - 0.5 * [.A1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formula="of:=0.5 * POWER([.A18]; 2) - 0.5 * [.A18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table:formula="of:=0.5 * POWER([.A19]; 2) - 0.5 * [.A19]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formula="of:=0.5 * POWER([.A20]; 2) - 0.5 * [.A20]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formula="of:=0.5 * POWER([.A21]; 2) - 0.5 * [.A21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  <table:table-cell table:formula="of:=0.5 * POWER([.A22]; 2) - 0.5 * [.A22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1" calcext:value-type="float">
            <text:p>231</text:p>
          </table:table-cell>
          <table:table-cell table:formula="of:=0.5 * POWER([.A23]; 2) - 0.5 * [.A23]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table:formula="of:=0.5 * POWER([.A24]; 2) - 0.5 * [.A24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table:formula="of:=0.5 * POWER([.A25]; 2) - 0.5 * [.A25]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table:formula="of:=0.5 * POWER([.A26]; 2) - 0.5 * [.A26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5" calcext:value-type="float">
            <text:p>325</text:p>
          </table:table-cell>
          <table:table-cell table:formula="of:=0.5 * POWER([.A27]; 2) - 0.5 * [.A27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1" calcext:value-type="float">
            <text:p>351</text:p>
          </table:table-cell>
          <table:table-cell table:formula="of:=0.5 * POWER([.A28]; 2) - 0.5 * [.A28]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8" calcext:value-type="float">
            <text:p>378</text:p>
          </table:table-cell>
          <table:table-cell table:formula="of:=0.5 * POWER([.A29]; 2) - 0.5 * [.A29]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6" calcext:value-type="float">
            <text:p>406</text:p>
          </table:table-cell>
          <table:table-cell table:formula="of:=0.5 * POWER([.A30]; 2) - 0.5 * [.A30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  <table:table-cell table:formula="of:=0.5 * POWER([.A31]; 2) - 0.5 * [.A31]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5" calcext:value-type="float">
            <text:p>465</text:p>
          </table:table-cell>
          <table:table-cell table:formula="of:=0.5 * POWER([.A32]; 2) - 0.5 * [.A32]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6" calcext:value-type="float">
            <text:p>496</text:p>
          </table:table-cell>
          <table:table-cell table:formula="of:=0.5 * POWER([.A33]; 2) - 0.5 * [.A33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table:formula="of:=0.5 * POWER([.A34]; 2) - 0.5 * [.A34]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1" calcext:value-type="float">
            <text:p>561</text:p>
          </table:table-cell>
          <table:table-cell table:formula="of:=0.5 * POWER([.A35]; 2) - 0.5 * [.A35]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  <table:table-cell table:formula="of:=0.5 * POWER([.A36]; 2) - 0.5 * [.A36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formula="of:=0.5 * POWER([.A37]; 2) - 0.5 * [.A37]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6" calcext:value-type="float">
            <text:p>666</text:p>
          </table:table-cell>
          <table:table-cell table:formula="of:=0.5 * POWER([.A38]; 2) - 0.5 * [.A38]"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3" calcext:value-type="float">
            <text:p>703</text:p>
          </table:table-cell>
          <table:table-cell table:formula="of:=0.5 * POWER([.A39]; 2) - 0.5 * [.A39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formula="of:=0.5 * POWER([.A40]; 2) - 0.5 * [.A40]"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table:formula="of:=0.5 * POWER([.A41]; 2) - 0.5 * [.A41]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0" calcext:value-type="float">
            <text:p>820</text:p>
          </table:table-cell>
          <table:table-cell table:formula="of:=0.5 * POWER([.A42]; 2) - 0.5 * [.A42]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61" calcext:value-type="float">
            <text:p>861</text:p>
          </table:table-cell>
          <table:table-cell table:formula="of:=0.5 * POWER([.A43]; 2) - 0.5 * [.A43]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3" calcext:value-type="float">
            <text:p>903</text:p>
          </table:table-cell>
          <table:table-cell table:formula="of:=0.5 * POWER([.A44]; 2) - 0.5 * [.A44]"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6" calcext:value-type="float">
            <text:p>946</text:p>
          </table:table-cell>
          <table:table-cell table:formula="of:=0.5 * POWER([.A45]; 2) - 0.5 * [.A45]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0" calcext:value-type="float">
            <text:p>990</text:p>
          </table:table-cell>
          <table:table-cell table:formula="of:=0.5 * POWER([.A46]; 2) - 0.5 * [.A46]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5" calcext:value-type="float">
            <text:p>1035</text:p>
          </table:table-cell>
          <table:table-cell table:formula="of:=0.5 * POWER([.A47]; 2) - 0.5 * [.A47]"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81" calcext:value-type="float">
            <text:p>1081</text:p>
          </table:table-cell>
          <table:table-cell table:formula="of:=0.5 * POWER([.A48]; 2) - 0.5 * [.A48]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28" calcext:value-type="float">
            <text:p>1128</text:p>
          </table:table-cell>
          <table:table-cell table:formula="of:=0.5 * POWER([.A49]; 2) - 0.5 * [.A49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76" calcext:value-type="float">
            <text:p>1176</text:p>
          </table:table-cell>
          <table:table-cell table:formula="of:=0.5 * POWER([.A50]; 2) - 0.5 * [.A50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  <table:table-cell table:formula="of:=0.5 * POWER([.A51]; 2) - 0.5 * [.A51]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5" calcext:value-type="float">
            <text:p>1275</text:p>
          </table:table-cell>
          <table:table-cell table:formula="of:=0.5 * POWER([.A52]; 2) - 0.5 * [.A52]"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26" calcext:value-type="float">
            <text:p>1326</text:p>
          </table:table-cell>
          <table:table-cell table:formula="of:=0.5 * POWER([.A53]; 2) - 0.5 * [.A53]"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78" calcext:value-type="float">
            <text:p>1378</text:p>
          </table:table-cell>
          <table:table-cell table:formula="of:=0.5 * POWER([.A54]; 2) - 0.5 * [.A54]"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31" calcext:value-type="float">
            <text:p>1431</text:p>
          </table:table-cell>
          <table:table-cell table:formula="of:=0.5 * POWER([.A55]; 2) - 0.5 * [.A55]"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5" calcext:value-type="float">
            <text:p>1485</text:p>
          </table:table-cell>
          <table:table-cell table:formula="of:=0.5 * POWER([.A56]; 2) - 0.5 * [.A56]"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40" calcext:value-type="float">
            <text:p>1540</text:p>
          </table:table-cell>
          <table:table-cell table:formula="of:=0.5 * POWER([.A57]; 2) - 0.5 * [.A57]"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96" calcext:value-type="float">
            <text:p>1596</text:p>
          </table:table-cell>
          <table:table-cell table:formula="of:=0.5 * POWER([.A58]; 2) - 0.5 * [.A58]"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53" calcext:value-type="float">
            <text:p>1653</text:p>
          </table:table-cell>
          <table:table-cell table:formula="of:=0.5 * POWER([.A59]; 2) - 0.5 * [.A59]"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11" calcext:value-type="float">
            <text:p>1711</text:p>
          </table:table-cell>
          <table:table-cell table:formula="of:=0.5 * POWER([.A60]; 2) - 0.5 * [.A60]"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70" calcext:value-type="float">
            <text:p>1770</text:p>
          </table:table-cell>
          <table:table-cell table:formula="of:=0.5 * POWER([.A61]; 2) - 0.5 * [.A61]"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30" calcext:value-type="float">
            <text:p>1830</text:p>
          </table:table-cell>
          <table:table-cell table:formula="of:=0.5 * POWER([.A62]; 2) - 0.5 * [.A62]"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91" calcext:value-type="float">
            <text:p>1891</text:p>
          </table:table-cell>
          <table:table-cell table:formula="of:=0.5 * POWER([.A63]; 2) - 0.5 * [.A63]"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53" calcext:value-type="float">
            <text:p>1953</text:p>
          </table:table-cell>
          <table:table-cell table:formula="of:=0.5 * POWER([.A64]; 2) - 0.5 * [.A64]"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table:formula="of:=0.5 * POWER([.A65]; 2) - 0.5 * [.A65]"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0" calcext:value-type="float">
            <text:p>2080</text:p>
          </table:table-cell>
          <table:table-cell table:formula="of:=0.5 * POWER([.A66]; 2) - 0.5 * [.A66]"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45" calcext:value-type="float">
            <text:p>2145</text:p>
          </table:table-cell>
          <table:table-cell table:formula="of:=0.5 * POWER([.A67]; 2) - 0.5 * [.A67]"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11" calcext:value-type="float">
            <text:p>2211</text:p>
          </table:table-cell>
          <table:table-cell table:formula="of:=0.5 * POWER([.A68]; 2) - 0.5 * [.A68]"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78" calcext:value-type="float">
            <text:p>2278</text:p>
          </table:table-cell>
          <table:table-cell table:formula="of:=0.5 * POWER([.A69]; 2) - 0.5 * [.A69]"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46" calcext:value-type="float">
            <text:p>2346</text:p>
          </table:table-cell>
          <table:table-cell table:formula="of:=0.5 * POWER([.A70]; 2) - 0.5 * [.A70]"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15" calcext:value-type="float">
            <text:p>2415</text:p>
          </table:table-cell>
          <table:table-cell table:formula="of:=0.5 * POWER([.A71]; 2) - 0.5 * [.A71]"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85" calcext:value-type="float">
            <text:p>2485</text:p>
          </table:table-cell>
          <table:table-cell table:formula="of:=0.5 * POWER([.A72]; 2) - 0.5 * [.A72]"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56" calcext:value-type="float">
            <text:p>2556</text:p>
          </table:table-cell>
          <table:table-cell table:formula="of:=0.5 * POWER([.A73]; 2) - 0.5 * [.A73]"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28" calcext:value-type="float">
            <text:p>2628</text:p>
          </table:table-cell>
          <table:table-cell table:formula="of:=0.5 * POWER([.A74]; 2) - 0.5 * [.A74]"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01" calcext:value-type="float">
            <text:p>2701</text:p>
          </table:table-cell>
          <table:table-cell table:formula="of:=0.5 * POWER([.A75]; 2) - 0.5 * [.A75]"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75" calcext:value-type="float">
            <text:p>2775</text:p>
          </table:table-cell>
          <table:table-cell table:formula="of:=0.5 * POWER([.A76]; 2) - 0.5 * [.A76]"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50" calcext:value-type="float">
            <text:p>2850</text:p>
          </table:table-cell>
          <table:table-cell table:formula="of:=0.5 * POWER([.A77]; 2) - 0.5 * [.A77]"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26" calcext:value-type="float">
            <text:p>2926</text:p>
          </table:table-cell>
          <table:table-cell table:formula="of:=0.5 * POWER([.A78]; 2) - 0.5 * [.A78]"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03" calcext:value-type="float">
            <text:p>3003</text:p>
          </table:table-cell>
          <table:table-cell table:formula="of:=0.5 * POWER([.A79]; 2) - 0.5 * [.A79]"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81" calcext:value-type="float">
            <text:p>3081</text:p>
          </table:table-cell>
          <table:table-cell table:formula="of:=0.5 * POWER([.A80]; 2) - 0.5 * [.A80]"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60" calcext:value-type="float">
            <text:p>3160</text:p>
          </table:table-cell>
          <table:table-cell table:formula="of:=0.5 * POWER([.A81]; 2) - 0.5 * [.A81]"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40" calcext:value-type="float">
            <text:p>3240</text:p>
          </table:table-cell>
          <table:table-cell table:formula="of:=0.5 * POWER([.A82]; 2) - 0.5 * [.A82]"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321" calcext:value-type="float">
            <text:p>3321</text:p>
          </table:table-cell>
          <table:table-cell table:formula="of:=0.5 * POWER([.A83]; 2) - 0.5 * [.A83]"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03" calcext:value-type="float">
            <text:p>3403</text:p>
          </table:table-cell>
          <table:table-cell table:formula="of:=0.5 * POWER([.A84]; 2) - 0.5 * [.A84]"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86" calcext:value-type="float">
            <text:p>3486</text:p>
          </table:table-cell>
          <table:table-cell table:formula="of:=0.5 * POWER([.A85]; 2) - 0.5 * [.A85]"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70" calcext:value-type="float">
            <text:p>3570</text:p>
          </table:table-cell>
          <table:table-cell table:formula="of:=0.5 * POWER([.A86]; 2) - 0.5 * [.A86]"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55" calcext:value-type="float">
            <text:p>3655</text:p>
          </table:table-cell>
          <table:table-cell table:formula="of:=0.5 * POWER([.A87]; 2) - 0.5 * [.A87]"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41" calcext:value-type="float">
            <text:p>3741</text:p>
          </table:table-cell>
          <table:table-cell table:formula="of:=0.5 * POWER([.A88]; 2) - 0.5 * [.A88]"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28" calcext:value-type="float">
            <text:p>3828</text:p>
          </table:table-cell>
          <table:table-cell table:formula="of:=0.5 * POWER([.A89]; 2) - 0.5 * [.A89]"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16" calcext:value-type="float">
            <text:p>3916</text:p>
          </table:table-cell>
          <table:table-cell table:formula="of:=0.5 * POWER([.A90]; 2) - 0.5 * [.A90]"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05" calcext:value-type="float">
            <text:p>4005</text:p>
          </table:table-cell>
          <table:table-cell table:formula="of:=0.5 * POWER([.A91]; 2) - 0.5 * [.A91]"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95" calcext:value-type="float">
            <text:p>4095</text:p>
          </table:table-cell>
          <table:table-cell table:formula="of:=0.5 * POWER([.A92]; 2) - 0.5 * [.A92]"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186" calcext:value-type="float">
            <text:p>4186</text:p>
          </table:table-cell>
          <table:table-cell table:formula="of:=0.5 * POWER([.A93]; 2) - 0.5 * [.A93]"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78" calcext:value-type="float">
            <text:p>4278</text:p>
          </table:table-cell>
          <table:table-cell table:formula="of:=0.5 * POWER([.A94]; 2) - 0.5 * [.A94]"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71" calcext:value-type="float">
            <text:p>4371</text:p>
          </table:table-cell>
          <table:table-cell table:formula="of:=0.5 * POWER([.A95]; 2) - 0.5 * [.A95]" office:value-type="float" office:value="4371" calcext:value-type="float">
            <text:p>43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65" calcext:value-type="float">
            <text:p>4465</text:p>
          </table:table-cell>
          <table:table-cell table:formula="of:=0.5 * POWER([.A96]; 2) - 0.5 * [.A96]"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60" calcext:value-type="float">
            <text:p>4560</text:p>
          </table:table-cell>
          <table:table-cell table:formula="of:=0.5 * POWER([.A97]; 2) - 0.5 * [.A97]"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656" calcext:value-type="float">
            <text:p>4656</text:p>
          </table:table-cell>
          <table:table-cell table:formula="of:=0.5 * POWER([.A98]; 2) - 0.5 * [.A98]"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53" calcext:value-type="float">
            <text:p>4753</text:p>
          </table:table-cell>
          <table:table-cell table:formula="of:=0.5 * POWER([.A99]; 2) - 0.5 * [.A99]"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51" calcext:value-type="float">
            <text:p>4851</text:p>
          </table:table-cell>
          <table:table-cell table:formula="of:=0.5 * POWER([.A100]; 2) - 0.5 * [.A100]" office:value-type="float" office:value="4851" calcext:value-type="float">
            <text:p>48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ss finished with exit code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11:14:06.118374596</meta:creation-date>
    <dc:date>2021-03-25T15:30:03.776425882</dc:date>
    <meta:editing-duration>PT1H48M46S</meta:editing-duration>
    <meta:editing-cycles>1</meta:editing-cycles>
    <meta:document-statistic meta:table-count="1" meta:cell-count="301" meta:object-count="1"/>
    <meta:generator>LibreOffice/7.1.0.3$Linux_X86_64 LibreOffice_project/10$Build-3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>
      <style:chart-properties loext:regression-x-name="n" loext:regression-y-name="swaps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71cm" svg:height="19.524cm" xlink:href=".." xlink:type="simple" chart:class="chart:line" chart:style-name="ch1">
        <chart:legend chart:legend-position="end" svg:x="30.273cm" svg:y="9.209cm" style:legend-expansion="high" chart:style-name="ch2"/>
        <chart:plot-area chart:style-name="ch3" table:cell-range-address="Sheet1.A1:Sheet1.B100" chart:data-source-has-labels="both" svg:x="0.694cm" svg:y="0.39cm" svg:width="28.885cm" svg:height="18.744cm">
          <chart:coordinate-region svg:x="1.75cm" svg:y="0.592cm" svg:width="27.829cm" svg:height="17.724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" chart:label-cell-address="Sheet1.B1:Sheet1.B1" chart:class="chart:line">
            <chart:regression-curve chart:style-name="ch7">
              <chart:equation chart:display-equation="true" chart:display-r-square="false" svg:x="1.347cm" svg:y="3.4cm" chart:style-name="ch8"/>
            </chart:regression-curve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ap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0</svg:desc>
                </draw:g>
              </table:table-cell>
              <table:table-cell office:value-type="float" office:value="0">
                <text:p>0</text:p>
                <draw:g>
                  <svg:desc>Sheet1.B2:Sheet1.B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851">
                <text:p>4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